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24ebe" officeooo:paragraph-rsid="00524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Systemd to narzędzie do zarządzania system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3T09:10:55.260691208</dc:date>
    <meta:editing-duration>PT20H41M6S</meta:editing-duration>
    <meta:editing-cycles>43</meta:editing-cycles>
    <meta:document-statistic meta:table-count="0" meta:image-count="0" meta:object-count="0" meta:page-count="1" meta:paragraph-count="1" meta:word-count="6" meta:character-count="45" meta:non-whitespace-character-count="40"/>
  </office:meta>
</office:document-meta>
</file>